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Heading_20_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officeooo:paragraph-rsid="00133176"/>
    </style:style>
    <style:style style:name="P3" style:family="paragraph" style:parent-style-name="Text_20_body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1pt" officeooo:paragraph-rsid="00133176" style:font-size-asian="11pt" style:font-size-complex="11pt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style:page-number="auto" fo:background-color="transparent" fo:keep-with-next="always"/>
    </style:style>
    <style:style style:name="P5" style:family="paragraph" style:parent-style-name="Standard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fo:background-color="transparent" fo:keep-with-next="always"/>
      <style:text-properties style:font-name="Arial" fo:font-size="11pt" officeooo:rsid="000ead1c" officeooo:paragraph-rsid="000ead1c" style:font-size-asian="11pt" style:font-size-complex="11pt"/>
    </style:style>
    <style:style style:name="P6" style:family="paragraph" style:parent-style-name="Standard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fo:background-color="transparent" fo:keep-with-next="always"/>
      <style:text-properties style:font-name="Arial" officeooo:rsid="000ead1c" officeooo:paragraph-rsid="000ead1c"/>
    </style:style>
    <style:style style:name="P7" style:family="paragraph" style:parent-style-name="Standard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fo:background-color="transparent" fo:keep-with-next="always"/>
      <style:text-properties officeooo:paragraph-rsid="000ead1c"/>
    </style:style>
    <style:style style:name="P8" style:family="paragraph" style:parent-style-name="Heading_20_3" style:master-page-name="">
      <style:paragraph-properties style:page-number="auto"/>
      <style:text-properties officeooo:paragraph-rsid="00163866"/>
    </style:style>
    <style:style style:name="P9" style:family="paragraph" style:parent-style-name="Heading_20_3" style:master-page-name="">
      <style:paragraph-properties style:page-number="auto"/>
      <style:text-properties officeooo:paragraph-rsid="0017ce6c"/>
    </style:style>
    <style:style style:name="P10" style:family="paragraph" style:parent-style-name="Heading_20_3" style:master-page-name="">
      <style:paragraph-properties style:page-number="auto"/>
      <style:text-properties officeooo:paragraph-rsid="001d5379"/>
    </style:style>
    <style:style style:name="P11" style:family="paragraph" style:parent-style-name="Heading_20_4">
      <loext:graphic-properties draw:fill="none"/>
      <style:paragraph-properties fo:margin-left="0in" fo:margin-right="0in" fo:margin-top="0.0835in" fo:margin-bottom="0.0835in" loext:contextual-spacing="false" fo:text-indent="0.5in" style:auto-text-indent="false" fo:background-color="transparent"/>
    </style:style>
    <style:style style:name="P12" style:family="paragraph" style:parent-style-name="Heading_20_4">
      <loext:graphic-properties draw:fill="none"/>
      <style:paragraph-properties fo:margin-left="0in" fo:margin-right="0in" fo:margin-top="0.0835in" fo:margin-bottom="0.0835in" loext:contextual-spacing="false" fo:text-indent="0.5in" style:auto-text-indent="false" fo:background-color="transparent"/>
      <style:text-properties officeooo:paragraph-rsid="0025a23d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1a2822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text-underline-style="solid" style:text-underline-width="auto" style:text-underline-color="font-color" officeooo:rsid="002632a3" officeooo:paragraph-rsid="002632a3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style:text-underline-style="solid" style:text-underline-width="auto" style:text-underline-color="font-color" officeooo:rsid="002632a3" officeooo:paragraph-rsid="002632a3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style:text-underline-style="solid" style:text-underline-width="auto" style:text-underline-color="font-color" officeooo:rsid="002632a3" officeooo:paragraph-rsid="002bc724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2pt" officeooo:paragraph-rsid="0026de28" style:font-size-asian="12pt" style:font-size-complex="12p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1in" style:auto-text-indent="false" fo:background-color="transparent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402in" loext:contextual-spacing="false" fo:line-height="115%" fo:text-align="justify" style:justify-single-word="false" fo:text-indent="1in" style:auto-text-indent="false" style:page-number="auto" fo:background-color="transparent" fo:keep-with-next="always"/>
      <style:text-properties officeooo:paragraph-rsid="001c069f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style:font-name="Arial" officeooo:rsid="001dbade" officeooo:paragraph-rsid="001e9f26"/>
    </style:style>
    <style:style style:name="P21" style:family="paragraph" style:parent-style-name="Text_20_body">
      <style:text-properties officeooo:paragraph-rsid="002b1fd8"/>
    </style:style>
    <style:style style:name="P22" style:family="paragraph" style:parent-style-name="Text_20_body">
      <style:text-properties officeooo:paragraph-rsid="002bc724"/>
    </style:style>
    <style:style style:name="P23" style:family="paragraph" style:parent-style-name="Text_20_body">
      <style:text-properties officeooo:paragraph-rsid="002e5df9"/>
    </style:style>
    <style:style style:name="P24" style:family="paragraph" style:parent-style-name="Text_20_body">
      <style:text-properties officeooo:paragraph-rsid="002fd029"/>
    </style:style>
    <style:style style:name="P25" style:family="paragraph" style:parent-style-name="Text_20_body">
      <style:text-properties officeooo:paragraph-rsid="0031faee"/>
    </style:style>
    <style:style style:name="P26" style:family="paragraph" style:parent-style-name="Text_20_body">
      <style:text-properties style:font-name="Arial" officeooo:rsid="002bc724" officeooo:paragraph-rsid="002da72a"/>
    </style:style>
    <style:style style:name="P27" style:family="paragraph" style:parent-style-name="Text_20_body">
      <style:text-properties officeooo:paragraph-rsid="0034550b"/>
    </style:style>
    <style:style style:name="P28" style:family="paragraph" style:parent-style-name="Text_20_body">
      <style:text-properties officeooo:paragraph-rsid="00373262"/>
    </style:style>
    <style:style style:name="P29" style:family="paragraph" style:parent-style-name="Text_20_body">
      <style:text-properties officeooo:paragraph-rsid="0039b8f7"/>
    </style:style>
    <style:style style:name="P30" style:family="paragraph" style:parent-style-name="Text_20_body">
      <style:text-properties style:font-name="Arial" fo:font-size="11pt" officeooo:rsid="00373262" style:font-size-asian="11pt" style:font-size-complex="11pt"/>
    </style:style>
    <style:style style:name="P31" style:family="paragraph" style:parent-style-name="Text_20_body">
      <style:text-properties style:font-name="FreeMono" fo:font-size="11pt" officeooo:rsid="0039b8f7" officeooo:paragraph-rsid="003b243e" style:font-size-asian="12pt" style:font-size-complex="12pt"/>
    </style:style>
    <style:style style:name="P32" style:family="paragraph" style:parent-style-name="Text_20_body">
      <style:text-properties officeooo:rsid="003b243e" officeooo:paragraph-rsid="003b243e"/>
    </style:style>
    <style:style style:name="P33" style:family="paragraph" style:parent-style-name="Text_20_body">
      <style:text-properties officeooo:rsid="003c3e3e" officeooo:paragraph-rsid="003c3e3e"/>
    </style:style>
    <style:style style:name="P34" style:family="paragraph" style:parent-style-name="Text_20_body">
      <style:text-properties officeooo:rsid="003d179e" officeooo:paragraph-rsid="003d179e"/>
    </style:style>
    <style:style style:name="T1" style:family="text">
      <style:text-properties style:font-name="Liberation Sans" fo:font-size="12pt" fo:font-style="italic" fo:font-weight="bold" officeooo:rsid="001c069f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2" style:family="text">
      <style:text-properties style:font-name="Liberation Sans" fo:font-size="12pt" fo:font-style="italic" fo:font-weight="bold" officeooo:rsid="0025a23d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2fd029" style:font-style-asian="italic" style:font-style-complex="italic"/>
    </style:style>
    <style:style style:name="T5" style:family="text">
      <style:text-properties officeooo:rsid="00133176"/>
    </style:style>
    <style:style style:name="T6" style:family="text">
      <style:text-properties fo:font-size="14.1000003814697pt" fo:font-weight="bold" officeooo:rsid="0013317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1pt" officeooo:rsid="00163866" style:font-size-asian="11pt" style:font-size-complex="11pt"/>
    </style:style>
    <style:style style:name="T9" style:family="text">
      <style:text-properties style:font-name="Arial" fo:font-size="11pt" officeooo:rsid="000ead1c" style:font-size-asian="11pt" style:font-size-complex="11pt"/>
    </style:style>
    <style:style style:name="T10" style:family="text">
      <style:text-properties style:font-name="Arial" fo:font-size="11pt" officeooo:rsid="00371763" style:font-size-asian="11pt" style:font-size-complex="11pt"/>
    </style:style>
    <style:style style:name="T11" style:family="text">
      <style:text-properties style:font-name="Arial" fo:font-size="11pt" officeooo:rsid="00382a95" style:font-size-asian="11pt" style:font-size-complex="11pt"/>
    </style:style>
    <style:style style:name="T12" style:family="text">
      <style:text-properties style:font-name="Arial" fo:font-size="11pt" style:text-underline-style="solid" style:text-underline-width="auto" style:text-underline-color="font-color" officeooo:rsid="00163866" style:font-size-asian="11pt" style:font-size-complex="11pt"/>
    </style:style>
    <style:style style:name="T13" style:family="text">
      <style:text-properties style:font-name="Arial" fo:font-size="11pt" officeooo:rsid="002bc724" style:font-size-asian="12pt" style:font-size-complex="12pt"/>
    </style:style>
    <style:style style:name="T14" style:family="text">
      <style:text-properties style:font-name="Arial" fo:font-size="11pt" officeooo:rsid="002da72a" style:font-size-asian="12pt" style:font-size-complex="12pt"/>
    </style:style>
    <style:style style:name="T15" style:family="text">
      <style:text-properties style:font-name="Arial" fo:font-size="11pt" officeooo:rsid="002da9c0" style:font-size-asian="12pt" style:font-size-complex="12pt"/>
    </style:style>
    <style:style style:name="T16" style:family="text">
      <style:text-properties style:font-name="Arial" fo:font-size="11pt" officeooo:rsid="002fd029" style:font-size-asian="12pt" style:font-size-complex="12pt"/>
    </style:style>
    <style:style style:name="T17" style:family="text">
      <style:text-properties style:font-name="Arial" fo:font-size="11pt" officeooo:rsid="0031faee" style:font-size-asian="12pt" style:font-size-complex="12pt"/>
    </style:style>
    <style:style style:name="T18" style:family="text">
      <style:text-properties style:font-name="Arial" fo:font-size="11pt" officeooo:rsid="00336baa" style:font-size-asian="12pt" style:font-size-complex="12pt"/>
    </style:style>
    <style:style style:name="T19" style:family="text">
      <style:text-properties style:font-name="Arial" fo:font-size="11pt" officeooo:rsid="0034550b" style:font-size-asian="12pt" style:font-size-complex="12pt"/>
    </style:style>
    <style:style style:name="T20" style:family="text">
      <style:text-properties style:font-name="Arial" fo:font-size="11pt" officeooo:rsid="00363e84" style:font-size-asian="12pt" style:font-size-complex="12pt"/>
    </style:style>
    <style:style style:name="T21" style:family="text">
      <style:text-properties style:font-name="Arial" fo:font-size="11pt" officeooo:rsid="00373262" style:font-size-asian="12pt" style:font-size-complex="12pt"/>
    </style:style>
    <style:style style:name="T22" style:family="text">
      <style:text-properties style:font-name="Arial" fo:font-size="11pt" officeooo:rsid="0039b8f7" style:font-size-asian="12pt" style:font-size-complex="12pt"/>
    </style:style>
    <style:style style:name="T23" style:family="text">
      <style:text-properties style:font-name="Arial" fo:font-size="11pt" fo:font-style="italic" officeooo:rsid="002bc724" style:font-size-asian="12pt" style:font-style-asian="italic" style:font-size-complex="12pt" style:font-style-complex="italic"/>
    </style:style>
    <style:style style:name="T24" style:family="text">
      <style:text-properties style:font-name="Arial" fo:font-size="11pt" fo:font-style="italic" officeooo:rsid="0031faee" style:font-size-asian="12pt" style:font-style-asian="italic" style:font-size-complex="12pt" style:font-style-complex="italic"/>
    </style:style>
    <style:style style:name="T25" style:family="text">
      <style:text-properties style:font-name="Arial" fo:font-size="14.1000003814697pt" fo:font-weight="bold" officeooo:rsid="001638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style:font-name="Arial" fo:font-size="14.1000003814697pt" fo:font-weight="bold" officeooo:rsid="0017ce6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" style:family="text">
      <style:text-properties style:font-name="Arial" fo:font-size="14.1000003814697pt" fo:font-weight="bold" officeooo:rsid="001d53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8" style:family="text">
      <style:text-properties style:font-name="Arial" officeooo:rsid="00186a2c"/>
    </style:style>
    <style:style style:name="T29" style:family="text">
      <style:text-properties style:font-name="Arial" fo:font-style="italic" style:font-style-asian="italic" style:font-style-complex="italic"/>
    </style:style>
    <style:style style:name="T30" style:family="text">
      <style:text-properties style:font-name="Arial" fo:font-style="italic" officeooo:rsid="00186a2c" style:font-style-asian="italic" style:font-style-complex="italic"/>
    </style:style>
    <style:style style:name="T31" style:family="text">
      <style:text-properties style:font-name="Arial" fo:font-style="italic" officeooo:rsid="0018e155" style:font-style-asian="italic" style:font-style-complex="italic"/>
    </style:style>
    <style:style style:name="T32" style:family="text">
      <style:text-properties style:font-name="Arial" fo:font-style="italic" officeooo:rsid="001a2822" style:font-style-asian="italic" style:font-style-complex="italic"/>
    </style:style>
    <style:style style:name="T33" style:family="text">
      <style:text-properties style:font-name="Arial" fo:font-style="italic" officeooo:rsid="001b90c9" style:font-style-asian="italic" style:font-style-complex="italic"/>
    </style:style>
    <style:style style:name="T34" style:family="text">
      <style:text-properties style:font-name="Arial" fo:font-style="italic" officeooo:rsid="001c069f" style:font-style-asian="italic" style:font-style-complex="italic"/>
    </style:style>
    <style:style style:name="T35" style:family="text">
      <style:text-properties style:font-name="Arial" fo:font-style="italic" officeooo:rsid="001cf554" style:font-style-asian="italic" style:font-style-complex="italic"/>
    </style:style>
    <style:style style:name="T36" style:family="text">
      <style:text-properties style:font-name="Arial" fo:font-style="italic" officeooo:rsid="001dbade" style:font-style-asian="italic" style:font-style-complex="italic"/>
    </style:style>
    <style:style style:name="T37" style:family="text">
      <style:text-properties style:font-name="Arial" fo:font-style="italic" officeooo:rsid="00204ee7" style:font-style-asian="italic" style:font-style-complex="italic"/>
    </style:style>
    <style:style style:name="T38" style:family="text">
      <style:text-properties style:font-name="Arial" fo:font-style="italic" officeooo:rsid="00240e03" style:font-style-asian="italic" style:font-style-complex="italic"/>
    </style:style>
    <style:style style:name="T39" style:family="text">
      <style:text-properties style:font-name="Arial" fo:font-style="italic" officeooo:rsid="0025a23d" style:font-style-asian="italic" style:font-style-complex="italic"/>
    </style:style>
    <style:style style:name="T40" style:family="text">
      <style:text-properties style:font-name="Arial" fo:font-style="italic" officeooo:rsid="0026de28" style:font-style-asian="italic" style:font-style-complex="italic"/>
    </style:style>
    <style:style style:name="T41" style:family="text">
      <style:text-properties style:font-name="Arial" fo:font-style="italic" officeooo:rsid="00281078" style:font-style-asian="italic" style:font-style-complex="italic"/>
    </style:style>
    <style:style style:name="T42" style:family="text">
      <style:text-properties style:font-name="Arial" fo:font-style="italic" officeooo:rsid="002bc724" style:font-style-asian="italic" style:font-style-complex="italic"/>
    </style:style>
    <style:style style:name="T43" style:family="text">
      <style:text-properties style:font-name="Arial" fo:font-style="italic" officeooo:rsid="0031faee" style:font-style-asian="italic" style:font-style-complex="italic"/>
    </style:style>
    <style:style style:name="T44" style:family="text">
      <style:text-properties style:font-name="Arial" officeooo:rsid="0018e155"/>
    </style:style>
    <style:style style:name="T45" style:family="text">
      <style:text-properties style:font-name="Arial" fo:font-style="normal" officeooo:rsid="0018e155" style:font-style-asian="normal" style:font-style-complex="normal"/>
    </style:style>
    <style:style style:name="T46" style:family="text">
      <style:text-properties style:font-name="Arial" fo:font-style="normal" officeooo:rsid="0025a23d" style:font-style-asian="normal" style:font-style-complex="normal"/>
    </style:style>
    <style:style style:name="T47" style:family="text">
      <style:text-properties style:font-name="Arial" fo:font-style="normal" officeooo:rsid="00281078" style:font-style-asian="normal" style:font-style-complex="normal"/>
    </style:style>
    <style:style style:name="T48" style:family="text">
      <style:text-properties style:font-name="Arial" fo:font-style="normal" officeooo:rsid="001c069f" style:font-style-asian="normal" style:font-style-complex="normal"/>
    </style:style>
    <style:style style:name="T49" style:family="text">
      <style:text-properties style:font-name="Arial" officeooo:rsid="001a2822"/>
    </style:style>
    <style:style style:name="T50" style:family="text">
      <style:text-properties style:font-name="Arial" officeooo:rsid="001b90c9"/>
    </style:style>
    <style:style style:name="T51" style:family="text">
      <style:text-properties style:font-name="Arial" officeooo:rsid="001c069f"/>
    </style:style>
    <style:style style:name="T52" style:family="text">
      <style:text-properties style:font-name="Arial" officeooo:rsid="001cf554"/>
    </style:style>
    <style:style style:name="T53" style:family="text">
      <style:text-properties style:font-name="Arial" officeooo:rsid="001d5379"/>
    </style:style>
    <style:style style:name="T54" style:family="text">
      <style:text-properties style:font-name="Arial" officeooo:rsid="001dbade"/>
    </style:style>
    <style:style style:name="T55" style:family="text">
      <style:text-properties style:font-name="Arial" officeooo:rsid="001e9f26"/>
    </style:style>
    <style:style style:name="T56" style:family="text">
      <style:text-properties style:font-name="Arial" officeooo:rsid="00204ee7"/>
    </style:style>
    <style:style style:name="T57" style:family="text">
      <style:text-properties style:font-name="Arial" officeooo:rsid="00217cf1"/>
    </style:style>
    <style:style style:name="T58" style:family="text">
      <style:text-properties style:font-name="Arial" officeooo:rsid="0024abbb"/>
    </style:style>
    <style:style style:name="T59" style:family="text">
      <style:text-properties style:font-name="Arial" officeooo:rsid="00240e03"/>
    </style:style>
    <style:style style:name="T60" style:family="text">
      <style:text-properties style:font-name="Arial" officeooo:rsid="0024ebf1"/>
    </style:style>
    <style:style style:name="T61" style:family="text">
      <style:text-properties style:font-name="Arial" officeooo:rsid="002632a3"/>
    </style:style>
    <style:style style:name="T62" style:family="text">
      <style:text-properties style:font-name="Arial" style:text-underline-style="solid" style:text-underline-width="auto" style:text-underline-color="font-color" officeooo:rsid="002632a3"/>
    </style:style>
    <style:style style:name="T63" style:family="text">
      <style:text-properties style:font-name="Arial" style:text-underline-style="solid" style:text-underline-width="auto" style:text-underline-color="font-color" officeooo:rsid="001a2822"/>
    </style:style>
    <style:style style:name="T64" style:family="text">
      <style:text-properties style:font-name="Arial" officeooo:rsid="0026de28"/>
    </style:style>
    <style:style style:name="T65" style:family="text">
      <style:text-properties style:font-name="Arial" officeooo:rsid="00281078"/>
    </style:style>
    <style:style style:name="T66" style:family="text">
      <style:text-properties style:font-name="Arial" officeooo:rsid="002bc724"/>
    </style:style>
    <style:style style:name="T67" style:family="text">
      <style:text-properties style:font-name="Arial" officeooo:rsid="002da72a"/>
    </style:style>
    <style:style style:name="T68" style:family="text">
      <style:text-properties style:font-name="Arial" officeooo:rsid="002da9c0"/>
    </style:style>
    <style:style style:name="T69" style:family="text">
      <style:text-properties style:font-name="Arial" officeooo:rsid="0031faee"/>
    </style:style>
    <style:style style:name="T70" style:family="text">
      <style:text-properties style:font-name="Arial" officeooo:rsid="00309cd9"/>
    </style:style>
    <style:style style:name="T71" style:family="text">
      <style:text-properties style:font-name="Arial" fo:font-size="14pt" style:text-underline-style="solid" style:text-underline-width="auto" style:text-underline-color="font-color" fo:font-weight="bold" officeooo:rsid="000ead1c" style:font-size-asian="14pt" style:font-weight-asian="bold" style:font-size-complex="14pt" style:font-weight-complex="bold"/>
    </style:style>
    <style:style style:name="T72" style:family="text">
      <style:text-properties style:font-name="Arial" fo:font-size="14pt" style:text-underline-style="solid" style:text-underline-width="auto" style:text-underline-color="font-color" fo:font-weight="bold" officeooo:rsid="00373262" style:font-size-asian="14pt" style:font-weight-asian="bold" style:font-size-complex="14pt" style:font-weight-complex="bold"/>
    </style:style>
    <style:style style:name="T73" style:family="text">
      <style:text-properties style:font-name="Arial" officeooo:rsid="0039b8f7"/>
    </style:style>
    <style:style style:name="T74" style:family="text">
      <style:text-properties fo:font-size="11pt" style:font-size-asian="11pt" style:font-size-complex="11pt"/>
    </style:style>
    <style:style style:name="T7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fo:font-size="12pt" officeooo:rsid="001c069f" style:font-size-asian="12pt" style:font-size-complex="12pt"/>
    </style:style>
    <style:style style:name="T78" style:family="text">
      <style:text-properties officeooo:rsid="00186a2c"/>
    </style:style>
    <style:style style:name="T79" style:family="text">
      <style:text-properties officeooo:rsid="002da72a"/>
    </style:style>
    <style:style style:name="T80" style:family="text">
      <style:text-properties officeooo:rsid="002fd029"/>
    </style:style>
    <style:style style:name="T81" style:family="text">
      <style:text-properties officeooo:rsid="00336baa"/>
    </style:style>
    <style:style style:name="T82" style:family="text">
      <style:text-properties officeooo:rsid="00340765"/>
    </style:style>
    <style:style style:name="T83" style:family="text">
      <style:text-properties officeooo:rsid="0034550b"/>
    </style:style>
    <style:style style:name="T84" style:family="text">
      <style:text-properties officeooo:rsid="00373262"/>
    </style:style>
    <style:style style:name="T85" style:family="text">
      <style:text-properties style:font-name="FreeMono" fo:font-size="11pt" style:font-size-asian="12pt" style:font-size-complex="12pt"/>
    </style:style>
    <style:style style:name="T86" style:family="text">
      <style:text-properties style:font-name="FreeMono" fo:font-size="11pt" officeooo:rsid="0039b8f7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><text:span text:style-name="T71">Relatório do Trabalho EP</text:span><text:span text:style-name="T72">2</text:span></text:h>
      <text:h text:style-name="P5" text:outline-level="4">Disciplina de Arquitetura de Computadores</text:h>
      <text:h text:style-name="P7" text:outline-level="4"><text:span text:style-name="T9">Luis Cesar de Azevedo – RA </text:span><text:span text:style-name="T10">21201931144</text:span></text:h>
      <text:h text:style-name="P6" text:outline-level="4"/>
      <text:h text:style-name="P1" text:outline-level="3"><text:span text:style-name="T5">Introdução</text:span>:</text:h>
      <text:h text:style-name="P30" text:outline-level="4">Este trabalho consistem em criar um processo de simulação de controle de cache de processador. Para esta simulação foram criadas duas classes: Uma denominada “cacheL1”, que possui os métodos de controle de um cache; A segunda classe é denominada “memcache” e instancia uma ou duas classe “cacheL1” para representar os caches de dados e instruções, quando configurado, e possui os métodos para processamento do comando recebido do processador.</text:h>
      <text:h text:style-name="Text_20_body" text:outline-level="4">O objetivo desta implementação é demostrar o conhecimento adquirido sobre como <text:span text:style-name="T84">é</text:span><text:span text:style-name="T21"> configurada a hierarquia de memória e as transações necessárias para os acessos aos dados dentro desta hierarquia. </text:span><text:s/></text:h>
      <text:h text:style-name="P28" text:outline-level="4"><text:span text:style-name="T84">Esta implementação não visa a melh</text:span><text:span text:style-name="T21">or</text:span><text:span text:style-name="T84"> </text:span><text:span text:style-name="T21">velocidade de acesso ou o menor consumo de recursos na implementação, mas busca ser clara e didática as propriedades e métodos desenvolvidos.</text:span><text:span text:style-name="T84"> </text:span></text:h>
      <text:h text:style-name="P18" text:outline-level="4"/>
      <text:h text:style-name="P8" text:outline-level="3"><text:span text:style-name="T25">Materiais e métodos</text:span><text:span text:style-name="T7">:</text:span></text:h>
      <text:h text:style-name="P21" text:outline-level="4"><text:span text:style-name="T75">Linguagem utilizada</text:span><text:span text:style-name="T74">: C++ </text:span></text:h>
      <text:h text:style-name="Text_20_body" text:outline-level="4"><text:span text:style-name="T12">Compilador</text:span><text:span text:style-name="T8">: gcc, rodando em uma máquina linux baseada em debian.</text:span></text:h>
      <text:h text:style-name="Text_20_body" text:outline-level="4"><text:span text:style-name="T12">Classes referenciadas</text:span><text:span text:style-name="T8">: classes </text:span><text:span text:style-name="T11">internas </text:span><text:span text:style-name="T8">d</text:span><text:span text:style-name="T11">a</text:span><text:span text:style-name="T8"> linguagem </text:span><text:span text:style-name="T11">e uma classe externa, desenvolvida por terceiro, para parse de arquivo XML utilizado na configuração do ambiente: tinyxml2</text:span><text:reference-mark-start text:name="ZOTERO_ITEM CSL_CITATION {&quot;citationID&quot;:&quot;Vo7qdWVi&quot;,&quot;properties&quot;:{&quot;formattedCitation&quot;:&quot;[1]&quot;,&quot;plainCitation&quot;:&quot;[1]&quot;,&quot;noteIndex&quot;:0},&quot;citationItems&quot;:[{&quot;id&quot;:70,&quot;uris&quot;:[&quot;http://zotero.org/users/local/y2kUPf3O/items/V5MN8VRL&quot;],&quot;uri&quot;:[&quot;http://zotero.org/users/local/y2kUPf3O/items/V5MN8VRL&quot;],&quot;itemData&quot;:{&quot;id&quot;:70,&quot;type&quot;:&quot;post-weblog&quot;,&quot;title&quot;:&quot;tinyxml2&quot;,&quot;genre&quot;:&quot;GitHub&quot;,&quot;URL&quot;:&quot;https://github.com/leethomason/tinyxml2&quot;,&quot;accessed&quot;:{&quot;date-parts&quot;:[[&quot;2020&quot;,5,25]]}}}],&quot;schema&quot;:&quot;https://github.com/citation-style-language/schema/raw/master/csl-citation.json&quot;} RND0UoOShBqEu"/><text:span text:style-name="T11">[1]</text:span><text:reference-mark-end text:name="ZOTERO_ITEM CSL_CITATION {&quot;citationID&quot;:&quot;Vo7qdWVi&quot;,&quot;properties&quot;:{&quot;formattedCitation&quot;:&quot;[1]&quot;,&quot;plainCitation&quot;:&quot;[1]&quot;,&quot;noteIndex&quot;:0},&quot;citationItems&quot;:[{&quot;id&quot;:70,&quot;uris&quot;:[&quot;http://zotero.org/users/local/y2kUPf3O/items/V5MN8VRL&quot;],&quot;uri&quot;:[&quot;http://zotero.org/users/local/y2kUPf3O/items/V5MN8VRL&quot;],&quot;itemData&quot;:{&quot;id&quot;:70,&quot;type&quot;:&quot;post-weblog&quot;,&quot;title&quot;:&quot;tinyxml2&quot;,&quot;genre&quot;:&quot;GitHub&quot;,&quot;URL&quot;:&quot;https://github.com/leethomason/tinyxml2&quot;,&quot;accessed&quot;:{&quot;date-parts&quot;:[[&quot;2020&quot;,5,25]]}}}],&quot;schema&quot;:&quot;https://github.com/citation-style-language/schema/raw/master/csl-citation.json&quot;} RND0UoOShBqEu"/><text:span text:style-name="T11">.</text:span><text:span text:style-name="T8"> </text:span></text:h>
      <text:h text:style-name="P29" text:outline-level="4"><text:span text:style-name="T65">O </text:span><text:span text:style-name="T73">desenvolvimento foi evolutivo, atendendo a cada passo os requisitos descritos no enunciado do trabalho seguindo a progressão da nota a ser atingida.</text:span></text:h>
      <text:h text:style-name="P29" text:outline-level="4"><text:span text:style-name="T81">Os arquivos de código entregues </text:span><text:span text:style-name="T18">possuem o nome representando a classe que implementam, incluindo um arquivo de código “.cpp” e um arquivo de cabe;calho “.h”. </text:span><text:span text:style-name="T22">Também está disponível um arquivo “main.cpp” com um exemplo de processamento dos arquivos de exemplo fornecidos com o enunciado do trabalho. </text:span></text:h>
      <text:h text:style-name="P29" text:outline-level="4"><text:span text:style-name="T18">Estes arquivos </text:span><text:span text:style-name="T22">podem ser compilados com o comando:</text:span></text:h>
      <text:h text:style-name="P31" text:outline-level="4">g++ -g memcache.cpp cacheL1.cpp main.cpptinyxml2.cpp -o main</text:h>
      <text:h text:style-name="P31" text:outline-level="4"><text:s/></text:h>
      <text:h text:style-name="P31" text:outline-level="4"/>
      <text:h text:style-name="P31" text:outline-level="4">----------------------------------------</text:h>
      <text:h text:style-name="P32" text:outline-level="4"><text:span text:style-name="T86">P</text:span><text:span text:style-name="T85">arei aqui</text:span></text:h>
      <text:h text:style-name="P33" text:outline-level="4"><text:span text:style-name="T85">Colocar: não está sendo feita validação do arquivo de configuração</text:span></text:h>
      <text:h text:style-name="P34" text:outline-level="4"><text:soft-page-break/><text:span text:style-name="T85">Conclusões: aumentar o número de vias aumenta o numéro de hits, mas aumenta também o tempo de execução, devido ao tempo de busca da linha no cache.</text:span></text:h>
      <text:h text:style-name="P34" text:outline-level="4"><text:span text:style-name="T85"/></text:h>
      <text:h text:style-name="P9" text:outline-level="3"><text:span text:style-name="T26">Desenvolvimento</text:span><text:span text:style-name="T7">:</text:span></text:h>
      <text:h text:style-name="P19" text:outline-level="4"><text:span text:style-name="T78">A</text:span>s classes binary128 e binary256 foram desenvolvidas com a mesma estrutura descrita abaixo, variando as configurações relativas ao tamanho da mantissa e expoente. </text:h>
      <text:h text:style-name="P11" text:outline-level="4"><text:span text:style-name="T1">b</text:span><text:span text:style-name="T76">inary128 </text:span><text:span text:style-name="T77">e binary256</text:span><text:span text:style-name="T76">:</text:span></text:h>
      <text:h text:style-name="Text_20_body" text:outline-level="4"><text:span text:style-name="T28">O armazenamento do valor é feito utilizando uma </text:span><text:span text:style-name="T30">struct </text:span><text:span text:style-name="T45">denominada</text:span><text:span text:style-name="T31"> </text:span><text:span text:style-name="T34">m</text:span><text:span text:style-name="T31">yFloat, </text:span><text:span text:style-name="T47">exposta através da propriedade </text:span><text:span text:style-name="T41">“mf”</text:span><text:span text:style-name="T31">. </text:span><text:span text:style-name="T48">Para o </text:span><text:span text:style-name="T34">binary128</text:span><text:span text:style-name="T28"> é utilizando 1 bit de sinal e 15bits de expoente armazenados em um</text:span><text:span text:style-name="T44">a variável do tipo </text:span><text:span text:style-name="T31">unsigned short int</text:span><text:span text:style-name="T44"> de 2 bytes, ou seja, 16 bits e um </text:span><text:span text:style-name="T31">bitset</text:span><text:span text:style-name="T44"> de tamanho 112 para armazenar a mantissa. </text:span><text:span text:style-name="T51">Para o binary256 é utilizado 1 bit de sinal e 19 bits de expoente em uma variável do tipo </text:span><text:span text:style-name="T34">unsigned int</text:span><text:span text:style-name="T51"> de 4 bytes, </text:span><text:span text:style-name="T52">32 bits, onde 12 bits não são utilizados.</text:span></text:h>
      <text:h text:style-name="P25" text:outline-level="4"><text:span text:style-name="T17">Estes</text:span><text:span text:style-name="T70"> formatos tem a vantagem, </text:span><text:span text:style-name="T69">em relação aos já disponibilizados pela maioria das linguagens de programação, </text:span><text:span text:style-name="T70">de permitir maior precisão através da </text:span><text:span text:style-name="T17">representação</text:span><text:span text:style-name="T70"> de um maior número de </text:span><text:span text:style-name="T17">dígitos</text:span><text:span text:style-name="T70"> decimais, sendo o máximo de </text:span><text:span text:style-name="T69">log(2¹¹³) (aproximadamente 34) para binary128 e log(2²³⁷) (aproximadamente 71) para binary256.</text:span></text:h>
      <text:h text:style-name="Text_20_body" text:outline-level="4">Para facilitar o acesso aos bits de sinal e expoente, foram criadas 3 macros: SETBIT, CLEARBIT e CHKBIT.</text:h>
      <text:h text:style-name="Text_20_body" text:outline-level="4"/>
      <text:h text:style-name="P13" text:outline-level="4"><text:span text:style-name="T62">Métodos</text:span><text:span text:style-name="T63"> privad</text:span><text:span text:style-name="T62">o</text:span><text:span text:style-name="T63">s:</text:span></text:h>
      <text:h text:style-name="Text_20_body" text:outline-level="4"><text:span text:style-name="T32">getExpoente e setExpoente</text:span><text:span text:style-name="T49">: atua manipulando a variável de armazenamento do expoente.</text:span></text:h>
      <text:h text:style-name="Text_20_body" text:outline-level="4"><text:span text:style-name="T29">getSinal e setSinal</text:span><text:span text:style-name="T7">: atua manipulando a variável de armazenamento do expoente, utilizando as macros descritas acima.</text:span></text:h>
      <text:h text:style-name="Text_20_body" text:outline-level="4"><text:span text:style-name="T33">somaBitsets, subtraiBitsets, multiplicaBitsets, divideBitsets</text:span><text:span text:style-name="T50">: <text:s/>funções de operações aritméticas em </text:span><text:span text:style-name="T33">bitsets</text:span><text:span text:style-name="T50">, utilizadas pela funções aritméticas da classe para manipulação da mantissa. </text:span><text:span text:style-name="T57">Estas operações binárias são executadas com o apoio da biblioteca GMP</text:span><text:reference-mark-start text:name="ZOTERO_ITEM CSL_CITATION {&quot;citationID&quot;:&quot;l7XdUCsM&quot;,&quot;properties&quot;:{&quot;formattedCitation&quot;:&quot;[7]&quot;,&quot;plainCitation&quot;:&quot;[7]&quot;,&quot;noteIndex&quot;:0},&quot;citationItems&quot;:[{&quot;id&quot;:65,&quot;uris&quot;:[&quot;http://zotero.org/users/local/y2kUPf3O/items/F3YWMTSI&quot;],&quot;uri&quot;:[&quot;http://zotero.org/users/local/y2kUPf3O/items/F3YWMTSI&quot;],&quot;itemData&quot;:{&quot;id&quot;:65,&quot;type&quot;:&quot;post-weblog&quot;,&quot;title&quot;:&quot;GMP&quot;,&quot;container-title&quot;:&quot;The GNU Multiple Precision Arithmetic Library&quot;,&quot;URL&quot;:&quot;https://gmplib.org/&quot;,&quot;accessed&quot;:{&quot;date-parts&quot;:[[&quot;2020&quot;,4,26]]}}}],&quot;schema&quot;:&quot;https://github.com/citation-style-language/schema/raw/master/csl-citation.json&quot;} RNDdpnRWNXmz4"/><text:span text:style-name="T57">[7]</text:span><text:reference-mark-end text:name="ZOTERO_ITEM CSL_CITATION {&quot;citationID&quot;:&quot;l7XdUCsM&quot;,&quot;properties&quot;:{&quot;formattedCitation&quot;:&quot;[7]&quot;,&quot;plainCitation&quot;:&quot;[7]&quot;,&quot;noteIndex&quot;:0},&quot;citationItems&quot;:[{&quot;id&quot;:65,&quot;uris&quot;:[&quot;http://zotero.org/users/local/y2kUPf3O/items/F3YWMTSI&quot;],&quot;uri&quot;:[&quot;http://zotero.org/users/local/y2kUPf3O/items/F3YWMTSI&quot;],&quot;itemData&quot;:{&quot;id&quot;:65,&quot;type&quot;:&quot;post-weblog&quot;,&quot;title&quot;:&quot;GMP&quot;,&quot;container-title&quot;:&quot;The GNU Multiple Precision Arithmetic Library&quot;,&quot;URL&quot;:&quot;https://gmplib.org/&quot;,&quot;accessed&quot;:{&quot;date-parts&quot;:[[&quot;2020&quot;,4,26]]}}}],&quot;schema&quot;:&quot;https://github.com/citation-style-language/schema/raw/master/csl-citation.json&quot;} RNDdpnRWNXmz4"/><text:span text:style-name="T57">.</text:span></text:h>
      <text:h text:style-name="Text_20_body" text:outline-level="4"/>
      <text:h text:style-name="P14" text:outline-level="4"><text:span text:style-name="T51">C</text:span><text:span text:style-name="T7">onstrutores: </text:span></text:h>
      <text:h text:style-name="Text_20_body" text:outline-level="4"><text:span text:style-name="T51">A </text:span><text:span text:style-name="T52">classe possui dois construtores, um para instanciar uma classe vazia e outra para instanciar uma classe a partir de uma </text:span><text:span text:style-name="T35">string</text:span><text:span text:style-name="T52">. O</text:span><text:span text:style-name="T53">s</text:span><text:span text:style-name="T52"> formato</text:span><text:span text:style-name="T53">s</text:span><text:span text:style-name="T52"> aceito</text:span><text:span text:style-name="T53">s</text:span><text:span text:style-name="T52"> para </text:span><text:span text:style-name="T53">a</text:span><text:span text:style-name="T52"> </text:span><text:span text:style-name="T35">string</text:span><text:span text:style-name="T52"> </text:span><text:span text:style-name="T53">são</text:span><text:span text:style-name="T52"> “d.d” </text:span><text:span text:style-name="T53">e “d”</text:span><text:span text:style-name="T52">, onde “d” é qualquer quantidade de dígitos. Não é aceito a indicação de </text:span><text:span text:style-name="T53">valor de </text:span><text:span text:style-name="T52">expoente. U</text:span><text:span text:style-name="T56">m </text:span><text:span text:style-name="T61">método</text:span><text:span text:style-name="T56"> privad</text:span><text:span text:style-name="T61">o</text:span><text:span text:style-name="T56"> “</text:span><text:span text:style-name="T37">parse</text:span><text:span text:style-name="T40">r</text:span><text:span text:style-name="T56">” apoia a transcrição do valor </text:span><text:span text:style-name="T37">string</text:span><text:span text:style-name="T56"> fornecido pelo construtor para o modelo de armazenamento.</text:span></text:h>
      <text:h text:style-name="Text_20_body" text:outline-level="4"/>
      <text:h text:style-name="P15" text:outline-level="4"><text:soft-page-break/><text:span text:style-name="T54">M</text:span><text:span text:style-name="T7">étodos públicos:</text:span></text:h>
      <text:h text:style-name="Text_20_body" text:outline-level="4"><text:span text:style-name="T54">Foram criad</text:span><text:span text:style-name="T61">o</text:span><text:span text:style-name="T54">s 4 </text:span><text:span text:style-name="T61">métodos</text:span><text:span text:style-name="T54"> públic</text:span><text:span text:style-name="T61">o</text:span><text:span text:style-name="T54">s para facilitar a depuração do código e entendimento do funcionamento da classe</text:span><text:reference-mark-start text:name="ZOTERO_ITEM CSL_CITATION {&quot;citationID&quot;:&quot;Rkl280mY&quot;,&quot;properties&quot;:{&quot;formattedCitation&quot;:&quot;[3]&quot;,&quot;plainCitation&quot;:&quot;[3]&quot;,&quot;noteIndex&quot;:0},&quot;citationItems&quot;:[{&quot;id&quot;:66,&quot;uris&quot;:[&quot;http://zotero.org/users/local/y2kUPf3O/items/GE53EPSH&quot;],&quot;uri&quot;:[&quot;http://zotero.org/users/local/y2kUPf3O/items/GE53EPSH&quot;],&quot;itemData&quot;:{&quot;id&quot;:66,&quot;type&quot;:&quot;post-weblog&quot;,&quot;title&quot;:&quot;Operações aritméticas com ponto flutuante&quot;,&quot;container-title&quot;:&quot;Operações Aritméticas com Ponto Flutuante - Norma IEEE 754&quot;,&quot;URL&quot;:&quot;https://sites.google.com/a/sga.pucminas.br/puc2010-2_a417889/intro-ciencia-computacao/operacoes-ponto-flutuante-ieee754&quot;,&quot;accessed&quot;:{&quot;date-parts&quot;:[[&quot;2020&quot;,4,26]]}}}],&quot;schema&quot;:&quot;https://github.com/citation-style-language/schema/raw/master/csl-citation.json&quot;} RNDS2m1HWqZ4U"/><text:span text:style-name="T54">[3]</text:span><text:reference-mark-end text:name="ZOTERO_ITEM CSL_CITATION {&quot;citationID&quot;:&quot;Rkl280mY&quot;,&quot;properties&quot;:{&quot;formattedCitation&quot;:&quot;[3]&quot;,&quot;plainCitation&quot;:&quot;[3]&quot;,&quot;noteIndex&quot;:0},&quot;citationItems&quot;:[{&quot;id&quot;:66,&quot;uris&quot;:[&quot;http://zotero.org/users/local/y2kUPf3O/items/GE53EPSH&quot;],&quot;uri&quot;:[&quot;http://zotero.org/users/local/y2kUPf3O/items/GE53EPSH&quot;],&quot;itemData&quot;:{&quot;id&quot;:66,&quot;type&quot;:&quot;post-weblog&quot;,&quot;title&quot;:&quot;Operações aritméticas com ponto flutuante&quot;,&quot;container-title&quot;:&quot;Operações Aritméticas com Ponto Flutuante - Norma IEEE 754&quot;,&quot;URL&quot;:&quot;https://sites.google.com/a/sga.pucminas.br/puc2010-2_a417889/intro-ciencia-computacao/operacoes-ponto-flutuante-ieee754&quot;,&quot;accessed&quot;:{&quot;date-parts&quot;:[[&quot;2020&quot;,4,26]]}}}],&quot;schema&quot;:&quot;https://github.com/citation-style-language/schema/raw/master/csl-citation.json&quot;} RNDS2m1HWqZ4U"/><text:span text:style-name="T54">: </text:span></text:h>
      <text:h text:style-name="Text_20_body" text:outline-level="4"><text:span text:style-name="T36">to_Float e to_Double</text:span><text:span text:style-name="T54">: convertem o valor armazenado para os tipos </text:span><text:span text:style-name="T36">float</text:span><text:span text:style-name="T54"> e </text:span><text:span text:style-name="T36">double</text:span><text:span text:style-name="T54">, quando o número armazenado permite.</text:span></text:h>
      <text:h text:style-name="Text_20_body" text:outline-level="4"><text:span text:style-name="T36">to_stringDecimal</text:span><text:span text:style-name="T54">: representação em base decimal do valor armazenado, em formato </text:span><text:span text:style-name="T36">string</text:span><text:span text:style-name="T54">.</text:span></text:h>
      <text:h text:style-name="Text_20_body" text:outline-level="4"><text:span text:style-name="T29">to_stringBinarioIEEE</text:span><text:span text:style-name="T7">: representação em base binária do valor armazenado, em formato </text:span><text:span text:style-name="T29">string</text:span><text:span text:style-name="T7">, separando as três partes indicadas pelo padrão IEEE </text:span><text:span text:style-name="T60">754</text:span><text:span text:style-name="T7">: sinal, expoente e mantissa.</text:span></text:h>
      <text:h text:style-name="Text_20_body" text:outline-level="4"><text:span text:style-name="T55">Para as operações aritméticas foi feita a sobrecarga dos 4 operadores: “+”, “-”, “*” e “/”.</text:span><text:span text:style-name="T7"> </text:span></text:h>
      <text:h text:style-name="Text_20_body" text:outline-level="4">A operação de soma é feita igualando os expoentes, somando as mantissas e ajustando o sinal.</text:h>
      <text:h text:style-name="Text_20_body" text:outline-level="4">A operação de subtração é feita com a troca do sinal do segundo operando e utilizando o operador de soma.</text:h>
      <text:h text:style-name="Text_20_body" text:outline-level="4"><text:span text:style-name="T7">A multiplicação é feita com a multiplicação das mantissas, que retorna um expoente de </text:span><text:span text:style-name="T29">overflow</text:span><text:span text:style-name="T7">. Após isto, é feita a soma dos expoentes, incluindo o expoente de </text:span><text:span text:style-name="T29">overflow</text:span><text:span text:style-name="T7">. O sinal é ajustado conforme as regras aritméticas da operação.</text:span></text:h>
      <text:h text:style-name="Text_20_body" text:outline-level="4"><text:span text:style-name="T59">A </text:span><text:span text:style-name="T58">divisão</text:span><text:span text:style-name="T59"> é feita com a </text:span><text:span text:style-name="T58">divisão</text:span><text:span text:style-name="T59"> das mantissas, que retorna um expoente de </text:span><text:span text:style-name="T38">overflow</text:span><text:span text:style-name="T59">. Após isto, é feita a </text:span><text:span text:style-name="T58">subtração</text:span><text:span text:style-name="T59"> dos expoentes </text:span><text:span text:style-name="T58">e adicionado</text:span><text:span text:style-name="T59"> o expoente de </text:span><text:span text:style-name="T38">overflow</text:span><text:span text:style-name="T59">. O sinal é ajustado conforme as regras aritméticas da operação.</text:span></text:h>
      <text:h text:style-name="P20" text:outline-level="4"/>
      <text:h text:style-name="P12" text:outline-level="4"><text:span text:style-name="T2">decimal32</text:span><text:span text:style-name="T76">:</text:span></text:h>
      <text:h text:style-name="Text_20_body" text:outline-level="4"><text:span text:style-name="T28">O armazenamento do valor é feito utilizando uma </text:span><text:span text:style-name="T30">struct </text:span><text:span text:style-name="T45">denominada</text:span><text:span text:style-name="T31"> </text:span><text:span text:style-name="T34">m</text:span><text:span text:style-name="T31">y</text:span><text:span text:style-name="T39">Decimal,</text:span><text:span text:style-name="T46"> </text:span><text:span text:style-name="T47">exposta através da propriedade </text:span><text:span text:style-name="T41">“md”</text:span><text:span text:style-name="T45">. </text:span><text:span text:style-name="T46">Esta </text:span><text:span text:style-name="T39">struct</text:span><text:span text:style-name="T46"> é composta por 4 variáveis do tipo </text:span><text:span text:style-name="T39">bitset</text:span><text:span text:style-name="T46">, sendo: “</text:span><text:span text:style-name="T39">sign</text:span><text:span text:style-name="T46">” com 1 bit para representar o sinal, “</text:span><text:span text:style-name="T39">comb</text:span><text:span text:style-name="T46">” com 5 bits para representar o </text:span><text:span text:style-name="T39">combination</text:span><text:span text:style-name="T46">, “</text:span><text:span text:style-name="T39">exp</text:span><text:span text:style-name="T46">”com 6 bits para representar o </text:span><text:span text:style-name="T39">exponent continuation</text:span><text:span text:style-name="T46"> e “</text:span><text:span text:style-name="T39">coef</text:span><text:span text:style-name="T46">” com 20 bits para representar o </text:span><text:span text:style-name="T39">coeficient continuation</text:span><text:span text:style-name="T46">.</text:span><text:span text:style-name="T39"> </text:span></text:h>
      <text:h text:style-name="P25" text:outline-level="4"><text:span text:style-name="T39">E</text:span><text:span text:style-name="T43">ste formato tem é mais utilizado em armazenamento de informações financeira, pois seu modelo de armazenamento por d</text:span><text:span text:style-name="T24">í</text:span><text:span text:style-name="T43">gitos, e não binário, mant</text:span><text:span text:style-name="T24">é</text:span><text:span text:style-name="T43">m a precisão dos valores armazenados.</text:span></text:h>
      <text:h text:style-name="Text_20_body" text:outline-level="4"/>
      <text:h text:style-name="P17" text:outline-level="4"><text:span text:style-name="T62">Métodos</text:span><text:span text:style-name="T63"> privad</text:span><text:span text:style-name="T62">o</text:span><text:span text:style-name="T63">s:</text:span></text:h>
      <text:h text:style-name="Text_20_body" text:outline-level="4"><text:span text:style-name="T32">getExpoente e setExpoente</text:span><text:span text:style-name="T49">: atua manipulando a variável de armazenamento do expoente, </text:span><text:span text:style-name="T64">em conjunto com a variável de </text:span><text:span text:style-name="T40">combination</text:span><text:span text:style-name="T49">, </text:span><text:span text:style-name="T64">realizando a validação do range de valores válidos</text:span><text:span text:style-name="T49">.</text:span></text:h>
      <text:h text:style-name="Text_20_body" text:outline-level="4"><text:span text:style-name="T32">get</text:span><text:span text:style-name="T40">Coeficiente</text:span><text:span text:style-name="T32"> e set</text:span><text:span text:style-name="T40">Coeficiente</text:span><text:span text:style-name="T49">: atua manipulando a variável de armazenamento do </text:span><text:span text:style-name="T64">coeficiente em conjunto com a variável de </text:span><text:span text:style-name="T40">combination</text:span><text:span text:style-name="T49">, </text:span><text:span text:style-name="T64">validando se está dentro do máximo permitido</text:span><text:span text:style-name="T49">.</text:span></text:h>
      <text:h text:style-name="P22" text:outline-level="4"><text:span text:style-name="T13">c</text:span><text:span text:style-name="T66">hkInfNaN: para verificar se o valor armazenado está em uma condição de exceção de armazenamento.</text:span></text:h>
      <text:h text:style-name="P22" text:outline-level="4"><text:soft-page-break/><text:span text:style-name="T13">s</text:span><text:span text:style-name="T66">etInf e </text:span><text:span text:style-name="T13">s</text:span><text:span text:style-name="T66">etNaN: atribui ao valor armazenado uma das condições de exceção de armazenamento.</text:span></text:h>
      <text:h text:style-name="P26" text:outline-level="4"/>
      <text:h text:style-name="P16" text:outline-level="4"><text:span text:style-name="T54">M</text:span><text:span text:style-name="T7">étodos públicos:</text:span></text:h>
      <text:h text:style-name="P22" text:outline-level="4"><text:span text:style-name="T54">Foram criad</text:span><text:span text:style-name="T61">o</text:span><text:span text:style-name="T54">s </text:span><text:span text:style-name="T66">5</text:span><text:span text:style-name="T54"> </text:span><text:span text:style-name="T61">métodos</text:span><text:span text:style-name="T54"> públic</text:span><text:span text:style-name="T61">o</text:span><text:span text:style-name="T54">s para facilitar a depuração do código e entendimento do funcionamento da class</text:span><text:span text:style-name="T66">e:</text:span><text:span text:style-name="T54"> </text:span></text:h>
      <text:h text:style-name="P22" text:outline-level="4"><text:span text:style-name="T36">to_Float e to_Double</text:span><text:span text:style-name="T54">: convertem o valor armazenado para os tipos </text:span><text:span text:style-name="T36">float</text:span><text:span text:style-name="T54"> e </text:span><text:span text:style-name="T36">double</text:span><text:span text:style-name="T54">, quando o número armazenado permite.</text:span></text:h>
      <text:h text:style-name="P22" text:outline-level="4"><text:span text:style-name="T36">to_stringDecimal</text:span><text:span text:style-name="T54">: representação em base decimal do valor armazenado, em formato </text:span><text:span text:style-name="T36">string</text:span><text:span text:style-name="T54">.</text:span><text:span text:style-name="T66"> </text:span></text:h>
      <text:h text:style-name="P22" text:outline-level="4"><text:span text:style-name="T66">to_stringBinarioIEEE </text:span><text:span text:style-name="T67">e tostringDecimalIEEE</text:span><text:span text:style-name="T66">: representação em base binária </text:span><text:span text:style-name="T67">ou decimal</text:span><text:span text:style-name="T66"> do valor armazenado, em formato </text:span><text:span text:style-name="T42">string</text:span><text:span text:style-name="T66">, separando as </text:span><text:span text:style-name="T13">quatro</text:span><text:span text:style-name="T66"> partes indicadas pelo padrão IEEE </text:span><text:span text:style-name="T60">754</text:span><text:span text:style-name="T66">: </text:span><text:span text:style-name="T42">signal</text:span><text:span text:style-name="T66">, </text:span><text:span text:style-name="T23">cobination</text:span><text:span text:style-name="T13">, </text:span><text:span text:style-name="T23">exponent continuation</text:span><text:span text:style-name="T13"> e </text:span><text:span text:style-name="T23">coeficient continuation</text:span><text:span text:style-name="T66">.</text:span></text:h>
      <text:h text:style-name="P23" text:outline-level="4"><text:span text:style-name="T55">Para as operações aritméticas foi feita a sobrecarga dos 4 operadores: “+”, “-”, “*” e “/”.</text:span><text:span text:style-name="T7"> </text:span></text:h>
      <text:h text:style-name="P23" text:outline-level="4">A operação de soma é <text:span text:style-name="T79">inciada verificando se algum dos operadores está em condição de exceção de armazenamento e propagando esta condição. Caso contr</text:span><text:span text:style-name="T14">ár</text:span><text:span text:style-name="T79">io, </text:span><text:span text:style-name="T14">os expoentes são</text:span> igualado<text:span text:style-name="T79">s</text:span> <text:span text:style-name="T79">e é feita a</text:span> soma <text:span text:style-name="T79">dos</text:span> <text:span text:style-name="T14">coeficientes</text:span> e ajustando o sinal.</text:h>
      <text:h text:style-name="P23" text:outline-level="4">A operação de subtração é feita com a troca do sinal do segundo operando e utilizando o operador de soma.</text:h>
      <text:h text:style-name="P23" text:outline-level="4"><text:span text:style-name="T7">A multiplicação é </text:span><text:span text:style-name="T67">inciada verificando se algum dos operadores está em condição de exceção de armazenamento e propagando esta condição. Caso contrário, </text:span><text:span text:style-name="T7">é feita a multiplicação d</text:span><text:span text:style-name="T14">os</text:span><text:span text:style-name="T7"> </text:span><text:span text:style-name="T14">coeficientes e</text:span><text:span text:style-name="T7"> a soma dos expoentes. O sinal é ajustado conforme as regras aritméticas da operação, </text:span><text:span text:style-name="T67">ou seja, uma operação lógica de ou exclusivo sobre os bits que representam os sinais dos operadores.</text:span></text:h>
      <text:h text:style-name="P23" text:outline-level="4"><text:span text:style-name="T59">A </text:span><text:span text:style-name="T58">divisão</text:span><text:span text:style-name="T59"> é </text:span><text:span text:style-name="T67">inciada verificando se algum dos operadores está em condição de exceção de armazenamento e propagando esta condição. Depois são verificadas as condições de exceção de divisão por zero e dividendo igual a zero. Caso não atenda </text:span><text:span text:style-name="T68">a </text:span><text:span text:style-name="T67">estas condições, </text:span><text:span text:style-name="T68">a divisão é feita através se u</text:span><text:span text:style-name="T15">ma</text:span><text:span text:style-name="T68"> sequência de subtrações do divisor no dividendo incluindo o acr</text:span><text:span text:style-name="T15">é</text:span><text:span text:style-name="T68">scimo de dígitos e consequente ajuste de índice para as novas casas decimais. Segue com o ajuste do expoente através da subtração da soma do expoente do divi</text:span><text:span text:style-name="T15">sor</text:span><text:span text:style-name="T68"> com o expoente de ajuste da subtração dos coeficientes o expoente do dividendo.</text:span><text:span text:style-name="T59"> O sinal é ajustado conforme as regras aritméticas da operação, </text:span><text:span text:style-name="T67">ou seja, uma operação lógica de ou exclusivo sobre os bits que representam os sinais dos operadores.</text:span></text:h>
      <text:h text:style-name="Text_20_body" text:outline-level="4"/>
      <text:h text:style-name="P10" text:outline-level="3"><text:span text:style-name="T27">Conclusões</text:span><text:span text:style-name="T7">:</text:span></text:h>
      <text:h text:style-name="P24" text:outline-level="4"><text:span text:style-name="T80">Um dos fatores que facilitou a execução do trabalho, apesar de reduzir a flexibilidade das classes, é a fixação do modelo de </text:span><text:span text:style-name="T4">string</text:span><text:span text:style-name="T80"> para inicialização das classes. Isso simplificou a construção do método “</text:span><text:span text:style-name="T4">parser</text:span><text:span text:style-name="T80">”de cada uma delas, permitindo que o foco no entendimento do modelo de armazenamento e de como são realizadas as operações aritméticas em cada estrutura.</text:span></text:h>
      <text:h text:style-name="P24" text:outline-level="4"><text:soft-page-break/><text:span text:style-name="T80">É possível notar a melhoria na qualidade do código </text:span><text:span text:style-name="T82">em virtude do aprendizado durante o desenvolvimento. Exemplos são a</text:span><text:span text:style-name="T80"> simplificação da estrutura dos métodos das classes binary128 e 256 para a classe decimal </text:span><text:span text:style-name="T82">e o fato de haver bits não utilizados no armazenamento da classe binary256</text:span><text:span text:style-name="T80">. Isto é uma conse</text:span><text:span text:style-name="T16">qu</text:span><text:span text:style-name="T80">ência </text:span><text:span text:style-name="T16">da evolução do</text:span><text:span text:style-name="T80"> entendimento sobre as formas de armazenamento indicadas pela norma IEEE754.</text:span></text:h>
      <text:h text:style-name="P27" text:outline-level="4"><text:span text:style-name="T83">Os formatos de ponto flutuante, como o binary128 e binary256, podem oferece</text:span><text:span text:style-name="T19">r</text:span><text:span text:style-name="T83"> maior precisão que os formatos decimais, como decimal32, mesmo quando comparados utilizando o mesmo espaço de armazenamento. Apesar disso, os formatos decimais </text:span><text:span text:style-name="T19">tem a vantagem de não apresentarem as variações </text:span><text:span text:style-name="T20">decorrentes do arredondamento, comum em ponto flutuante.</text:span><text:span text:style-name="T83"> </text:span></text:h>
      <text:h text:style-name="Text_20_body" text:outline-level="4"/>
      <text:h text:style-name="Text_20_body" text:outline-level="4"/>
      <text:h text:style-name="P2" text:outline-level="3"><text:span text:style-name="T6">Referências</text:span>:</text:h>
      <text:section text:style-name="Sect1" text:name="ZOTERO_BIBL {&quot;uncited&quot;:[],&quot;omitted&quot;:[],&quot;custom&quot;:[]} CSL_BIBLIOGRAPHY RNDuJIuhWoZwi">
        <text:h text:style-name="Bibliography_20_1" text:outline-level="4">[1]<text:tab/>“tinyxml2”. https://github.com/leethomason/tinyxml2 (acessado maio 25, 2020).</text:h>
        <text:h text:style-name="Bibliography_20_1" text:outline-level="4">[2]<text:tab/>“binary128”, <text:span text:style-name="T3">Quadruple-precision floating-point format</text:span>. https://en.wikipedia.org/wiki/Quadruple-precision_floating-point_format (acessado abr. 26, 2020).</text:h>
        <text:h text:style-name="Bibliography_20_1" text:outline-level="4">[3]<text:tab/>“Operações aritméticas com ponto flutuante”, <text:span text:style-name="T3">Operações Aritméticas com Ponto Flutuante - Norma IEEE 754</text:span>. https://sites.google.com/a/sga.pucminas.br/puc2010-2_a417889/intro-ciencia-computacao/operacoes-ponto-flutuante-ieee754 (acessado abr. 26, 2020).</text:h>
        <text:h text:style-name="Bibliography_20_1" text:outline-level="4">[4]<text:tab/>“IEEE754 Calculator”. http://weitz.de/ieee/ (acessado abr. 26, 2020).</text:h>
        <text:h text:style-name="Bibliography_20_1" text:outline-level="4">[5]<text:tab/>“decimal32”, <text:span text:style-name="T3">decimal32 floating-point format</text:span>. https://en.wikipedia.org/wiki/Decimal32_floating-point_format (acessado abr. 26, 2020).</text:h>
        <text:h text:style-name="Bibliography_20_1" text:outline-level="4">[6]<text:tab/>“General Decimal Arithmetic Specification”, abr. 07, 2009. http://speleotrove.com/decimal/decarith.html (acessado abr. 26, 2020).</text:h>
        <text:h text:style-name="Bibliography_20_1" text:outline-level="4">[7]<text:tab/>“GMP”, <text:span text:style-name="T3">The GNU Multiple Precision Arithmetic Library</text:span>. https://gmplib.org/ (acessado abr. 26, 2020).</text:h>
      </text:section>
      <text:h text:style-name="P3" text:outline-level="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4" style:list-style-name="" style:class="text">
      <loext:graphic-properties draw:fill="none" draw:fill-color="#729fcf"/>
      <style:paragraph-properties fo:margin-left="0in" fo:margin-right="0in" fo:margin-top="0.0835in" fo:margin-bottom="0.0835in" loext:contextual-spacing="false" fo:text-align="justify" style:justify-single-word="false" fo:text-indent="1in" style:auto-text-indent="false" fo:background-color="transparent" fo:keep-with-next="always"/>
      <style:text-properties style:font-name="Arial" fo:font-family="Arial" style:font-family-generic="swiss" style:font-pitch="variable" fo:font-size="12pt" officeooo:rsid="001c069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Bibliography_20_1" style:display-name="Bibliography 1" style:family="paragraph" style:parent-style-name="Index" style:class="index">
      <style:paragraph-properties fo:margin-left="0.2665in" fo:margin-right="0in" fo:margin-top="0in" fo:margin-bottom="0in" loext:contextual-spacing="false" style:line-height-at-least="0.1665in" fo:text-indent="-0.2665in" style:auto-text-indent="false">
        <style:tab-stops>
          <style:tab-stop style:position="0.2665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6T08:55:57.990176502</meta:creation-date>
    <dc:date>2020-05-30T11:18:51.144980142</dc:date>
    <meta:editing-duration>PT2H17M45S</meta:editing-duration>
    <meta:editing-cycles>29</meta:editing-cycles>
    <meta:generator>LibreOffice/6.4.2.2$Linux_X86_64 LibreOffice_project/4e471d8c02c9c90f512f7f9ead8875b57fcb1ec3</meta:generator>
    <meta:document-statistic meta:table-count="0" meta:image-count="0" meta:object-count="0" meta:page-count="5" meta:paragraph-count="72" meta:word-count="1582" meta:character-count="10645" meta:non-whitespace-character-count="9124"/>
    <meta:user-defined meta:name="ZOTERO_PREF_1">&lt;data data-version="3" zotero-version="5.0.60"&gt;&lt;session id="FeYqGKG5"/&gt;&lt;style id="http://www.zotero.org/styles/ieee" locale="pt-BR" hasBibliography="1" bibliographyStyleHasBeenSet="1"/&gt;&lt;prefs&gt;&lt;pref name="fieldType" value="ReferenceMark"/&gt;&lt;pref name="autom</meta:user-defined>
    <meta:user-defined meta:name="ZOTERO_PREF_2">aticJournalAbbreviations" value="true"/&gt;&lt;/prefs&gt;&lt;/data&gt;</meta:user-defined>
  </office:meta>
</office:document-meta>
</file>